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Тест кейсы<text:s/><text:a xlink:href="https://github.com/Florentseva/Testing" office:target-frame-name="_top" xlink:show="replace"><text:span text:style-name="Гиперссылка">https://github.com/Florentseva/Testing</text:span></text:a></text:p>
      <text:p text:style-name="Обычный"><draw:frame draw:style-name="a0" draw:name="Рисунок 1" text:anchor-type="as-char" svg:x="0in" svg:y="0in" svg:width="6.49653in" svg:height="3.09375in" style:rel-width="scale" style:rel-height="scale"><draw:image xlink:href="media/image1.jp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atyana Florentseva</meta:initial-creator>
    <dc:creator>Tatyana Florentseva</dc:creator>
    <meta:creation-date>2022-11-12T18:25:00Z</meta:creation-date>
    <dc:date>2022-11-12T18:25:00Z</dc:date>
    <meta:template xlink:href="Normal" xlink:type="simple"/>
    <meta:editing-cycles>2</meta:editing-cycles>
    <meta:editing-duration>PT60S</meta:editing-duration>
    <meta:document-statistic meta:page-count="1" meta:paragraph-count="1" meta:word-count="15" meta:character-count="106" meta:row-count="1" meta:non-whitespace-character-count="92"/>
  </office:meta>
</office:document-meta>
</file>